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ed1b" officeooo:paragraph-rsid="0013ed1b"/>
    </style:style>
    <style:style style:name="P2" style:family="paragraph" style:parent-style-name="Standard">
      <style:text-properties officeooo:rsid="001502a1" officeooo:paragraph-rsid="001502a1"/>
    </style:style>
    <style:style style:name="P3" style:family="paragraph" style:parent-style-name="Standard">
      <style:text-properties officeooo:rsid="001502a1" officeooo:paragraph-rsid="001502a1"/>
    </style:style>
    <style:style style:name="P4" style:family="paragraph" style:parent-style-name="Standard">
      <style:text-properties officeooo:rsid="0013ed1b" officeooo:paragraph-rsid="0013ed1b"/>
    </style:style>
    <style:style style:name="T1" style:family="text">
      <style:text-properties officeooo:rsid="001502a1"/>
    </style:style>
    <style:style style:name="T2" style:family="text">
      <style:text-properties officeooo:rsid="001626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tliste:</text:p>
      <text:p text:style-name="P1">- Inkoop</text:p>
      <text:p text:style-name="P1">- Netto</text:p>
      <text:p text:style-name="P1">- Penny</text:p>
      <text:p text:style-name="P1">- Lidl</text:p>
      <text:p text:style-name="P1">- Aldi</text:p>
      <text:p text:style-name="P1">- Rewe</text:p>
      <text:p text:style-name="P1">- Marktkauf</text:p>
      <text:p text:style-name="P1"/>
      <text:p text:style-name="P1">Verpackungscodes</text:p>
      <text:p text:style-name="P1">- Unverpackt = U<text:tab/><text:tab/><text:span text:style-name="T2">= 0</text:span><text:tab/><text:tab/><text:span text:style-name="T2">0 am besten</text:span></text:p>
      <text:p text:style-name="P1">- Pfandflasche = P<text:tab/><text:tab/><text:span text:style-name="T2">= 3</text:span><text:tab/><text:tab/><text:span text:style-name="T2">5 am schlechtesten</text:span></text:p>
      <text:p text:style-name="P1">- Pappe/Papier = <text:span text:style-name="T1">PA<text:tab/><text:tab/>= 2</text:span></text:p>
      <text:p text:style-name="P2">- Alu-Papier = A<text:tab/><text:tab/><text:span text:style-name="T2">= 4</text:span></text:p>
      <text:p text:style-name="P2">- Plastik = PL<text:tab/><text:tab/><text:tab/><text:span text:style-name="T2">= 1</text:span></text:p>
      <text:p text:style-name="P2">- Glas = G<text:tab/><text:tab/><text:tab/><text:span text:style-name="T2">= 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33:09.014000000</meta:creation-date>
    <meta:generator>LibreOffice/5.2.5.1$Windows_x86 LibreOffice_project/0312e1a284a7d50ca85a365c316c7abbf20a4d22</meta:generator>
    <dc:date>2019-06-27T10:11:59.081000000</dc:date>
    <meta:editing-duration>PT20M44S</meta:editing-duration>
    <meta:editing-cycles>2</meta:editing-cycles>
    <meta:document-statistic meta:table-count="0" meta:image-count="0" meta:object-count="0" meta:page-count="1" meta:paragraph-count="15" meta:word-count="58" meta:character-count="236" meta:non-whitespace-character-count="183"/>
  </office:meta>
</office:document-meta>
</file>